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re must be new version of Steuerung_Kornkraft_Naturkost_0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vel Paulau</meta:initial-creator>
    <meta:creation-date>2019-03-07T14:43:05.69</meta:creation-date>
    <meta:document-statistic meta:table-count="0" meta:image-count="0" meta:object-count="0" meta:page-count="1" meta:paragraph-count="1" meta:word-count="7" meta:character-count="60"/>
    <dc:date>2019-03-07T14:44:02.10</dc:date>
    <dc:creator>Pavel Paulau</dc:creator>
    <meta:editing-duration>PT56S</meta:editing-duration>
    <meta:editing-cycles>1</meta:editing-cycles>
    <meta:generator>OpenOffice/4.1.4$Win32 OpenOffice.org_project/414m5$Build-9788</meta:generator>
  </office:meta>
</office:document-meta>
</file>